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layout-cache" manifest:media-type="application/binary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"/>
  <manifest:file-entry manifest:full-path="ObjectReplacements/Object 2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-Regular" svg:font-family="Roboto-Regular, helvetica, arial, sans-serif"/>
    <style:font-face style:name="Calibri1" svg:font-family="Calibri" style:font-family-generic="swiss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text-align="center" style:justify-single-word="false">
        <style:tab-stops>
          <style:tab-stop style:position="1.8681in"/>
        </style:tab-stops>
      </style:paragraph-properties>
      <style:text-properties fo:font-weight="bold" style:font-weight-asian="bold"/>
    </style:style>
    <style:style style:name="P3" style:family="paragraph" style:parent-style-name="Standard">
      <style:text-properties fo:font-size="20pt" style:font-size-asian="20pt" style:font-size-complex="14pt"/>
    </style:style>
    <style:style style:name="P4" style:family="paragraph" style:parent-style-name="Standard">
      <style:paragraph-properties fo:text-align="center" style:justify-single-word="false">
        <style:tab-stops>
          <style:tab-stop style:position="1.8681in"/>
        </style:tab-stops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>
        <style:tab-stops>
          <style:tab-stop style:position="1.8681in"/>
        </style:tab-stops>
      </style:paragraph-properties>
    </style:style>
    <style:style style:name="P6" style:family="paragraph" style:parent-style-name="Standard">
      <style:paragraph-properties fo:text-align="center" style:justify-single-word="false">
        <style:tab-stops>
          <style:tab-stop style:position="1.8681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text-align="center" style:justify-single-word="false">
        <style:tab-stops>
          <style:tab-stop style:position="1.8681in"/>
        </style:tab-stops>
      </style:paragraph-properties>
      <style:text-properties fo:font-size="26pt" fo:font-weight="bold" style:font-size-asian="26pt" style:font-weight-asian="bold" style:font-size-complex="26pt" style:font-weight-complex="bold"/>
    </style:style>
    <style:style style:name="P8" style:family="paragraph" style:parent-style-name="Standard">
      <style:paragraph-properties fo:text-align="center" style:justify-single-word="false">
        <style:tab-stops>
          <style:tab-stop style:position="1.8681in"/>
        </style:tab-stops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center" style:justify-single-word="false">
        <style:tab-stops>
          <style:tab-stop style:position="1.8681in"/>
        </style:tab-stops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P10" style:family="paragraph" style:parent-style-name="Standard">
      <style:text-properties style:font-name="Calibri1" fo:font-weight="normal" officeooo:rsid="0019d2d9" officeooo:paragraph-rsid="0019d2d9" style:font-weight-asian="normal" style:font-weight-complex="normal"/>
    </style:style>
    <style:style style:name="P11" style:family="paragraph" style:parent-style-name="Standard">
      <style:text-properties style:font-name="Calibri1" fo:font-weight="normal" officeooo:rsid="0019d2d9" officeooo:paragraph-rsid="001a6754" style:font-weight-asian="normal" style:font-weight-complex="normal"/>
    </style:style>
    <style:style style:name="P12" style:family="paragraph" style:parent-style-name="Standard">
      <style:text-properties style:font-name="Calibri1" fo:font-weight="normal" officeooo:rsid="001efb35" officeooo:paragraph-rsid="001efb35" style:font-weight-asian="normal" style:font-weight-complex="normal"/>
    </style:style>
    <style:style style:name="P13" style:family="paragraph" style:parent-style-name="Standard">
      <style:text-properties style:font-name="Calibri1" fo:font-weight="normal" officeooo:rsid="001efb35" officeooo:paragraph-rsid="001f708e" style:font-weight-asian="normal" style:font-weight-complex="normal"/>
    </style:style>
    <style:style style:name="P14" style:family="paragraph" style:parent-style-name="Standard">
      <style:text-properties style:font-name="Calibri1" fo:font-weight="bold" officeooo:rsid="0019d2d9" officeooo:paragraph-rsid="0019d2d9" style:font-weight-asian="bold" style:font-weight-complex="bold"/>
    </style:style>
    <style:style style:name="P15" style:family="paragraph" style:parent-style-name="Standard">
      <style:text-properties style:font-name="Calibri1" fo:font-weight="bold" officeooo:rsid="001a6754" officeooo:paragraph-rsid="001a6754" style:font-weight-asian="bold" style:font-weight-complex="bold"/>
    </style:style>
    <style:style style:name="P16" style:family="paragraph" style:parent-style-name="Standard">
      <style:text-properties style:font-name="Calibri1" fo:font-weight="bold" officeooo:rsid="001a6754" officeooo:paragraph-rsid="001c3f61" style:font-weight-asian="bold" style:font-weight-complex="bold"/>
    </style:style>
    <style:style style:name="P17" style:family="paragraph" style:parent-style-name="Standard">
      <style:text-properties style:font-name="Calibri1" fo:font-weight="bold" officeooo:rsid="001c3f61" officeooo:paragraph-rsid="001c3f61" style:font-weight-asian="bold" style:font-weight-complex="bold"/>
    </style:style>
    <style:style style:name="P18" style:family="paragraph" style:parent-style-name="Standard">
      <style:text-properties style:font-name="Calibri1" fo:font-weight="bold" officeooo:rsid="001c3f61" officeooo:paragraph-rsid="001c6308" style:font-weight-asian="bold" style:font-weight-complex="bold"/>
    </style:style>
    <style:style style:name="P19" style:family="paragraph" style:parent-style-name="Standard" style:master-page-name="Standard">
      <style:paragraph-properties style:page-number="auto"/>
      <style:text-properties fo:font-weight="bold" style:font-weight-asian="bold"/>
    </style:style>
    <style:style style:name="P20" style:family="paragraph" style:parent-style-name="Standard">
      <style:paragraph-properties fo:break-before="page"/>
      <style:text-properties style:font-name="Calibri1" fo:font-size="14pt" fo:font-weight="bold" style:font-size-asian="14pt" style:font-weight-asian="bold" style:font-size-complex="14pt" style:font-weight-complex="bold"/>
    </style:style>
    <style:style style:name="P21" style:family="paragraph" style:parent-style-name="Standard">
      <style:text-properties style:font-name="Calibri1" fo:font-weight="bold" style:font-weight-asian="bold"/>
    </style:style>
    <style:style style:name="P22" style:family="paragraph" style:parent-style-name="Standard">
      <style:text-properties style:font-name="Calibri1" fo:font-weight="normal" officeooo:rsid="001a6754" officeooo:paragraph-rsid="001a6754" style:font-weight-asian="normal" style:font-weight-complex="normal"/>
    </style:style>
    <style:style style:name="P23" style:family="paragraph" style:parent-style-name="Standard">
      <style:text-properties style:font-name="Calibri1" fo:font-weight="normal" officeooo:rsid="001c3f61" officeooo:paragraph-rsid="001c3f61" style:font-weight-asian="normal" style:font-weight-complex="normal"/>
    </style:style>
    <style:style style:name="P24" style:family="paragraph" style:parent-style-name="Standard">
      <style:text-properties style:font-name="Calibri1" fo:font-weight="normal" officeooo:rsid="001efb35" officeooo:paragraph-rsid="0024e487" style:font-weight-asian="normal" style:font-weight-complex="normal"/>
    </style:style>
    <style:style style:name="P25" style:family="paragraph" style:parent-style-name="Standard">
      <style:text-properties style:font-name="Calibri1" fo:font-weight="normal" officeooo:rsid="0024e487" officeooo:paragraph-rsid="00263d32" style:font-weight-asian="normal" style:font-weight-complex="normal"/>
    </style:style>
    <style:style style:name="P26" style:family="paragraph" style:parent-style-name="Standard">
      <style:text-properties officeooo:paragraph-rsid="0024e487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language="tr" fo:country="TR" fo:font-weight="bold" style:font-size-asian="16pt" style:font-weight-asian="bold" style:font-size-complex="16pt" style:font-weight-complex="bold"/>
    </style:style>
    <style:style style:name="T3" style:family="text">
      <style:text-properties officeooo:rsid="0019d2d9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a6754" style:font-weight-asian="normal" style:font-weight-complex="normal"/>
    </style:style>
    <style:style style:name="T6" style:family="text">
      <style:text-properties fo:font-weight="normal" officeooo:rsid="001c3f61" style:font-weight-asian="normal" style:font-weight-complex="normal"/>
    </style:style>
    <style:style style:name="T7" style:family="text">
      <style:text-properties style:font-weight-complex="normal"/>
    </style:style>
    <style:style style:name="T8" style:family="text">
      <style:text-properties officeooo:rsid="001c6308" style:font-weight-complex="normal"/>
    </style:style>
    <style:style style:name="T9" style:family="text">
      <style:text-properties officeooo:rsid="001f708e"/>
    </style:style>
    <style:style style:name="T10" style:family="text">
      <style:text-properties officeooo:rsid="0021a12a"/>
    </style:style>
    <style:style style:name="T11" style:family="text">
      <style:text-properties style:text-position="sub 58%"/>
    </style:style>
    <style:style style:name="T12" style:family="text">
      <style:text-properties style:text-position="sub 58%" officeooo:rsid="0021a12a"/>
    </style:style>
    <style:style style:name="T13" style:family="text">
      <style:text-properties style:text-position="sub 58%" officeooo:rsid="0023631f"/>
    </style:style>
    <style:style style:name="T14" style:family="text">
      <style:text-properties style:text-position="sub 58%" officeooo:rsid="0024d5d5"/>
    </style:style>
    <style:style style:name="T15" style:family="text">
      <style:text-properties style:text-position="sub 58%" officeooo:rsid="0024e487"/>
    </style:style>
    <style:style style:name="T16" style:family="text">
      <style:text-properties officeooo:rsid="0023631f"/>
    </style:style>
    <style:style style:name="T17" style:family="text">
      <style:text-properties style:text-position="0% 100%"/>
    </style:style>
    <style:style style:name="T18" style:family="text">
      <style:text-properties style:text-position="0% 100%" officeooo:rsid="0023631f"/>
    </style:style>
    <style:style style:name="T19" style:family="text">
      <style:text-properties style:text-position="0% 100%" officeooo:rsid="0024d5d5"/>
    </style:style>
    <style:style style:name="T20" style:family="text">
      <style:text-properties style:text-position="0% 100%" officeooo:rsid="001f708e"/>
    </style:style>
    <style:style style:name="T21" style:family="text">
      <style:text-properties style:text-position="0% 100%" officeooo:rsid="0024e487"/>
    </style:style>
    <style:style style:name="T22" style:family="text">
      <style:text-properties style:text-position="0% 100%" style:font-name="Calibri1" fo:font-weight="normal" officeooo:rsid="0024e487" style:font-weight-asian="normal" style:font-weight-complex="normal"/>
    </style:style>
    <style:style style:name="T23" style:family="text">
      <style:text-properties style:text-position="0% 100%" officeooo:rsid="00263d32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3"/>
      <text:p text:style-name="P7">ISTANBUL TECHNICAL UNIVERSITY</text:p>
      <text:p text:style-name="P4">COMPUTER ENGINERING DEPARTMENT</text:p>
      <text:p text:style-name="P6"/>
      <text:p text:style-name="P6"/>
      <text:p text:style-name="P8">BLG 527E MACHINE LEARNING</text:p>
      <text:p text:style-name="P8">CRN: 13817</text:p>
      <text:p text:style-name="P9">Instructor: Zehra Çataltepe</text:p>
      <text:p text:style-name="P2"/>
      <text:p text:style-name="P9">Homework #<text:span text:style-name="T3">4</text:span></text:p>
      <text:p text:style-name="P9"><text:span text:style-name="T3">December</text:span> 2<text:span text:style-name="T3">8</text:span>, 2017 </text:p>
      <text:p text:style-name="P2"/>
      <text:p text:style-name="P2"/>
      <text:p text:style-name="P2"/>
      <text:p text:style-name="P5"><text:span text:style-name="T1">Tuğrul Yata</text:span><text:span text:style-name="T2">ğ</text:span><text:span text:style-name="T1">an</text:span></text:p>
      <text:p text:style-name="P9">504161551</text:p>
      <text:p text:style-name="P5"/>
      <text:p text:style-name="P1"/>
      <text:p text:style-name="P20">Answers</text:p>
      <text:p text:style-name="P21">Q1)</text:p>
      <text:p text:style-name="P10">P(A) = 0.3</text:p>
      <text:p text:style-name="P10">P(B|A) = 0.7</text:p>
      <text:p text:style-name="P10">P(B|~A) = 0.5</text:p>
      <text:p text:style-name="P10">P(C|A) = 0.2</text:p>
      <text:p text:style-name="P10">P(C|~A) = 0.6</text:p>
      <text:p text:style-name="P10">P(D|C) = 0.7</text:p>
      <text:p text:style-name="P10">P(D|~C) = 0.7</text:p>
      <text:p text:style-name="P14">a) <text:span text:style-name="T4">P(A,B,C,D)</text:span></text:p>
      <text:p text:style-name="P10">= P(D|C) * P(C|A) * P(B|A) * P(A)</text:p>
      <text:p text:style-name="P11">= 0.7 * 0.2 * 0.7 * 0.3</text:p>
      <text:p text:style-name="P11">= 0.0294</text:p>
      <text:p text:style-name="P14">b) <text:span text:style-name="T4">P(A|B)</text:span></text:p>
      <text:p text:style-name="P22">= (P(B|A) * P(A)) / P(B)</text:p>
      <text:p text:style-name="P22">= (P(B|A) * P(A)) / (P(B|A) * P(A) + P(B|~A) * P(~A))</text:p>
      <text:p text:style-name="P22">= (0.7 * 0.3) / (0.7 * 0.3 + 0.5 * 0.7)</text:p>
      <text:p text:style-name="P22">= 0.375</text:p>
      <text:p text:style-name="P15">c)<text:span text:style-name="T4"> P(C|B)</text:span></text:p>
      <text:p text:style-name="P22">= (P(B|C) * P(C)) / P(B)</text:p>
      <text:p text:style-name="P16"><text:span text:style-name="T4">= (P(B</text:span><text:span text:style-name="T6">)</text:span><text:span text:style-name="T4"> * P(C)) / P(B)</text:span></text:p>
      <text:p text:style-name="P23">= P(C)</text:p>
      <text:p text:style-name="P17"><text:span text:style-name="T5">= </text:span><text:span text:style-name="T4">P(C|A) * P(A) + P(C|~A) * P(~A)</text:span></text:p>
      <text:p text:style-name="P23">= 0.2 * 0.3 + 0.6 * 0.7</text:p>
      <text:p text:style-name="P23">= 0.48</text:p>
      <text:p text:style-name="P23"/>
      <text:p text:style-name="P23"/>
      <text:p text:style-name="P23"/>
      <text:p text:style-name="P23"/>
      <text:p text:style-name="P18"><text:soft-page-break/><text:span text:style-name="T7">Q</text:span><text:span text:style-name="T8">2</text:span><text:span text:style-name="T7">)</text:span></text:p>
      <text:p text:style-name="P12">α<text:span text:style-name="T13">1</text:span>(<text:span text:style-name="T10">S</text:span><text:span text:style-name="T12">1</text:span>) = <text:span text:style-name="T9">0.9 * 0.1 = 0.09</text:span></text:p>
      <text:p text:style-name="P13">α<text:span text:style-name="T13">1</text:span>(<text:span text:style-name="T10">S</text:span><text:span text:style-name="T12">2</text:span>) = <text:span text:style-name="T9">0.1 * 0.9 = 0.09</text:span></text:p>
      <text:p text:style-name="P13"/>
      <text:p text:style-name="P24">α<text:span text:style-name="T13">2</text:span>(<text:span text:style-name="T10">S</text:span><text:span text:style-name="T12">1</text:span>) = <draw:frame draw:style-name="fr1" draw:name="Object1" text:anchor-type="as-char" svg:y="-0.2807in" svg:width="1.4835in" svg:height="0.4484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4"><text:span text:style-name="T16">= [</text:span>α<text:span text:style-name="T13">1</text:span><text:span text:style-name="T19">(S</text:span><text:span text:style-name="T14">1</text:span><text:span text:style-name="T19">)</text:span><text:span text:style-name="T11">α</text:span><text:span text:style-name="T14">1</text:span><text:span text:style-name="T13">1</text:span><text:span text:style-name="T18"> </text:span><text:span text:style-name="T19">+ </text:span><text:span text:style-name="T17">α</text:span><text:span text:style-name="T13">1</text:span><text:span text:style-name="T19">(S</text:span><text:span text:style-name="T14">2</text:span><text:span text:style-name="T19">)</text:span><text:span text:style-name="T11">α</text:span><text:span text:style-name="T14">2</text:span><text:span text:style-name="T13">1</text:span><text:span text:style-name="T21">] b</text:span><text:span text:style-name="T15">1</text:span><text:span text:style-name="T21">(O</text:span><text:span text:style-name="T15">2</text:span><text:span text:style-name="T21">)</text:span></text:p>
      <text:p text:style-name="P24"><text:span text:style-name="T19">= </text:span><text:span text:style-name="T21">[</text:span><text:span text:style-name="T20">0.09 * </text:span><text:span text:style-name="T21">0.8 + </text:span><text:span text:style-name="T20">0.09 * </text:span><text:span text:style-name="T21">0.2] * 0.9</text:span></text:p>
      <text:p text:style-name="P26">= <text:span text:style-name="T22">0.081 </text:span></text:p>
      <text:p text:style-name="P24"><text:span text:style-name="T21"/></text:p>
      <text:p text:style-name="P24">α<text:span text:style-name="T13">2</text:span>(<text:span text:style-name="T10">S</text:span><text:span text:style-name="T13">2</text:span>) = <draw:frame draw:style-name="fr1" draw:name="Object2" text:anchor-type="as-char" svg:y="-0.2807in" svg:width="1.4862in" svg:height="0.4484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24"><text:span text:style-name="T16">= [</text:span>α<text:span text:style-name="T13">1</text:span><text:span text:style-name="T19">(S</text:span><text:span text:style-name="T14">1</text:span><text:span text:style-name="T19">)</text:span><text:span text:style-name="T11">α</text:span><text:span text:style-name="T14">12</text:span><text:span text:style-name="T18"> </text:span><text:span text:style-name="T19">+ </text:span><text:span text:style-name="T17">α</text:span><text:span text:style-name="T13">1</text:span><text:span text:style-name="T19">(S</text:span><text:span text:style-name="T14">2</text:span><text:span text:style-name="T19">)</text:span><text:span text:style-name="T11">α</text:span><text:span text:style-name="T14">22</text:span><text:span text:style-name="T21">] b</text:span><text:span text:style-name="T15">2</text:span><text:span text:style-name="T21">(O</text:span><text:span text:style-name="T15">2</text:span><text:span text:style-name="T21">)</text:span></text:p>
      <text:p text:style-name="P24"><text:span text:style-name="T19">= </text:span><text:span text:style-name="T21">[</text:span><text:span text:style-name="T20">0.09 * </text:span><text:span text:style-name="T21">0.2 + </text:span><text:span text:style-name="T20">0.09 * </text:span><text:span text:style-name="T21">0.8] * 0.1</text:span></text:p>
      <text:p text:style-name="P25"><text:span text:style-name="T21">= </text:span><text:span text:style-name="T23">0.009</text:span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-Regular" svg:font-family="Roboto-Regular, helvetica, arial, sans-serif"/>
    <style:font-face style:name="Calibri1" svg:font-family="Calibri" style:font-family-generic="swiss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  <style:text-properties style:font-name-asian="Calibri2" style:font-family-asian="Calibri" style:font-family-generic-asian="system" style:font-pitch-asian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No_20_Spacing_20_Char" style:display-name="No Spacing Char" style:family="text" style:parent-style-name="Default_20_Paragraph_20_Font">
      <style:text-properties style:font-name-asian="Calibri2" style:font-family-asian="Calibri" style:font-family-generic-asian="system" style:font-pitch-asian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ugrul Yatagan</meta:initial-creator>
    <meta:editing-cycles>83</meta:editing-cycles>
    <meta:print-date>2017-11-06T18:48:00</meta:print-date>
    <meta:creation-date>2017-10-04T10:54:00</meta:creation-date>
    <dc:date>2017-12-28T22:24:11.338402852</dc:date>
    <meta:editing-duration>PT6H12M36S</meta:editing-duration>
    <meta:generator>LibreOffice/5.1.6.2$Linux_X86_64 LibreOffice_project/10m0$Build-2</meta:generator>
    <meta:document-statistic meta:table-count="0" meta:image-count="0" meta:object-count="2" meta:page-count="3" meta:paragraph-count="45" meta:word-count="187" meta:character-count="816" meta:non-whitespace-character-count="67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row>
        <mo fence="true" stretchy="false">[</mo>
        <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n>2</mn>
              </munderover>
              <msub>
                <mi>α</mi>
                <mn>1</mn>
              </msub>
            </mrow>
            <mrow>
              <mo fence="true" stretchy="false">(</mo>
              <mrow>
                <msub>
                  <mi>S</mi>
                  <mi>i</mi>
                </msub>
              </mrow>
              <mo fence="true" stretchy="false">)</mo>
            </mrow>
            <msub>
              <mi>a</mi>
              <mrow>
                <mi>i</mi>
                <mn>1</mn>
              </mrow>
            </msub>
          </mrow>
        </mrow>
        <mo fence="true" stretchy="false">]</mo>
      </mrow>
      <msub>
        <mi>b</mi>
        <mn>1</mn>
      </msub>
      <mrow>
        <mo fence="true" stretchy="false">(</mo>
        <mrow>
          <msub>
            <mi>O</mi>
            <mn>2</mn>
          </msub>
        </mrow>
        <mo fence="true" stretchy="false">)</mo>
      </mrow>
    </mrow>
    <annotation encoding="StarMath 5.0">[ sum from{i = 1} to{2} α_1(S_i) a_i1] b_1(O_2)</annotation>
  </semantics>
</math>
</file>

<file path=Object 2/content.xml><?xml version="1.0" encoding="utf-8"?>
<math xmlns="http://www.w3.org/1998/Math/MathML" display="block">
  <semantics>
    <mrow>
      <mrow>
        <mo fence="true" stretchy="false">[</mo>
        <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n>2</mn>
              </munderover>
              <msub>
                <mi>α</mi>
                <mn>1</mn>
              </msub>
            </mrow>
            <mrow>
              <mo fence="true" stretchy="false">(</mo>
              <mrow>
                <msub>
                  <mi>S</mi>
                  <mi>i</mi>
                </msub>
              </mrow>
              <mo fence="true" stretchy="false">)</mo>
            </mrow>
            <msub>
              <mi>a</mi>
              <mrow>
                <mi>i</mi>
                <mn>2</mn>
              </mrow>
            </msub>
          </mrow>
        </mrow>
        <mo fence="true" stretchy="false">]</mo>
      </mrow>
      <msub>
        <mi>b</mi>
        <mn>2</mn>
      </msub>
      <mrow>
        <mo fence="true" stretchy="false">(</mo>
        <mrow>
          <msub>
            <mi>O</mi>
            <mn>2</mn>
          </msub>
        </mrow>
        <mo fence="true" stretchy="false">)</mo>
      </mrow>
    </mrow>
    <annotation encoding="StarMath 5.0">[ sum from{i = 1} to{2} α_1(S_i)a_i2] b_2(O_2)</annotation>
  </semantics>
</math>
</file>